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2" style:family="paragraph" style:parent-style-name="Exalted">
      <style:text-properties fo:font-size="24pt" fo:language="en" fo:country="US" style:font-size-asian="24pt" style:font-size-complex="24pt"/>
    </style:style>
    <style:style style:name="P3" style:family="paragraph" style:parent-style-name="Exalted">
      <style:text-properties fo:language="en" fo:country="US"/>
    </style:style>
    <style:style style:name="P4" style:family="paragraph" style:parent-style-name="Exalted">
      <style:text-properties fo:language="en" fo:country="US" fo:font-weight="bold" style:font-weight-asian="bold"/>
    </style:style>
    <style:style style:name="P5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6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7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language="en" fo:country="US" fo:hyphenate="false" fo:hyphenation-remain-char-count="2" fo:hyphenation-push-char-count="2" loext:hyphenation-no-caps="false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3">
      <style:text-properties fo:language="en" fo:country="US"/>
    </style:style>
    <style:style style:name="P10" style:family="paragraph" style:parent-style-name="Heading_20_3">
      <style:paragraph-properties fo:margin-top="0in" fo:margin-bottom="0in" style:contextual-spacing="false" fo:line-height="100%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ttributes</text:h>
      <text:p text:style-name="P2"/>
      <text:section text:style-name="Sect1" text:name="TextSection">
        <text:p text:style-name="P3">Attributes are a character’s raw, innate skills. They represent the capacity and limitations of the body, mind, and soul. Attributes may be trained and expanded on, but often take quite a bit of time and effort to do so.</text:p>
        <text:p text:style-name="P3">Each Attribute is categorized as either <text:span text:style-name="T1">Force, Finesse</text:span>, or <text:span text:style-name="T1">Resilience. </text:span>These characterizations represent how the Attribute is typically used in the style of play.</text:p>
        <text:p text:style-name="P3">All Attributes start at Rating One, and may reach up to Rating Five. There is nothing, save death, that can decrease a character’s Attribute below One.</text:p>
        <text:h text:style-name="P8" text:outline-level="2">Physical</text:h>
        <text:h text:style-name="P9" text:outline-level="3">Strength</text:h>
        <text:p text:style-name="P4">Force</text:p>
        <text:p text:style-name="P3">Strength represents both the raw muscular strength a character contains, as well as the intuition and practice to use it effectively. It is used to calculate <text:span text:style-name="T1">Base Damage, </text:span>the <text:span text:style-name="T1">Attack Roll</text:span> of Heavy Weapons, as well as feats of strength such as lifting, breaking, and climbing.</text:p>
        <text:h text:style-name="P9" text:outline-level="3">Dexterity</text:h>
        <text:p text:style-name="P4">Finesse</text:p>
        <text:p text:style-name="P3">Dexterity is the fine control, reflexes, and agility a character has over their own body. It is used to calculate the <text:span text:style-name="T1">Attack Roll </text:span>of Light Weapons, as well as <text:span text:style-name="T1">Evasion</text:span>, and can help with various tasks such as balance, dancing, and lockpicking.</text:p>
        <text:h text:style-name="P9" text:outline-level="3">Stamina</text:h>
        <text:p text:style-name="P4">Resilience</text:p>
        <text:p text:style-name="P3">Stamina is how characters sustain physical activity over a period of time. Everything from running a marathon to holding still against forces. It is used to calculate <text:span text:style-name="T1">Endurance </text:span>value.</text:p>
        <text:h text:style-name="P8" text:outline-level="2">Social</text:h>
        <text:h text:style-name="P10" text:outline-level="3">Charisma</text:h>
        <text:p text:style-name="P4">Force</text:p>
        <text:p text:style-name="P3">Charisma is a measure of how a character can outwardly express themselves to others through <text:span text:style-name="T2">active </text:span>communication. It is used for actions such as <text:span text:style-name="T1">Influence Intimacy</text:span> and <text:span text:style-name="T1">Perform Task</text:span>.</text:p>
        <text:h text:style-name="P9" text:outline-level="3">Insight</text:h>
        <text:p text:style-name="P4">Finesse</text:p>
        <text:p text:style-name="P3">Insight is a measure of how a character can understand others by observing their actions, words, and expressions. A character with high Insight would be able to correctly guess and understand an other's motivation to predict their next actions. It is used for actions such as <text:span text:style-name="T1">Read Intentions</text:span> and <text:span text:style-name="T1">Discover Intimacy.</text:span></text:p>
        <text:h text:style-name="P9" text:outline-level="3">Composure</text:h>
        <text:p text:style-name="P4">Resilience</text:p>
        <text:p text:style-name="P3">Composure is a measure of how a character communicates through <text:span text:style-name="T2">passive </text:span>communication. This controls how a person uses their body language, and how they can hide their true intentions through masks of reaction or non-reaction. It is used to calculate <text:span text:style-name="T1">Guile.</text:span></text:p>
        <text:h text:style-name="P8" text:outline-level="2">Mental</text:h>
        <text:h text:style-name="P9" text:outline-level="3">Intelligence</text:h>
        <text:p text:style-name="P4">Force</text:p>
        <text:p text:style-name="P3">Intelligence is a measure of how a character can think logically, organize thoughts, absorb information, and connect together disparate pieces of information.</text:p>
        <text:h text:style-name="P9" text:outline-level="3">Cunning</text:h>
        <text:p text:style-name="P4">Finesse</text:p>
        <text:p text:style-name="P3">Cunning is a measure of intuition, common sense, and fast-thinking. </text:p>
        <text:h text:style-name="P9" text:outline-level="3">Will</text:h>
        <text:p text:style-name="P4">Resilience</text:p>
        <text:p text:style-name="P7">Will is the mental fortitude of a character, their ability to endure hard times, and power through and complete their own ideas and thoughts. It is used to calculate <text:span text:style-name="T1">Resolve.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09T08:40:26.467000000</dc:date>
    <meta:editing-cycles>8</meta:editing-cycles>
    <dc:title>Attributes</dc:title>
    <meta:editing-duration>PT1M14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38" meta:word-count="415" meta:character-count="2554" meta:non-whitespace-character-count="2176"/>
  </office:meta>
</office:document-meta>
</file>